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normal" fo:font-family="'Liberation Serif'" style:font-family-asian="'Liberation Serif'" style:font-family-complex="'Liberation Serif'"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normal" fo:font-family="'Liberation Serif'" style:font-family-asian="'Liberation Serif'" style:font-family-complex="'Liberation Serif'"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4.00pt" fo:font-weight="normal" fo:font-family="'Liberation Serif'" style:font-family-asian="'Liberation Serif'" style:font-family-complex="'Liberation Serif'"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4.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4.00pt" fo:font-weight="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4.00pt" fo:font-weight="normal" fo:font-family="'Liberation Serif'" style:font-family-asian="'Liberation Serif'" style:font-family-complex="'Liberation Serif'"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4.00pt" fo:font-weight="normal" fo:font-family="'Liberation Serif'" style:font-family-asian="'Liberation Serif'" style:font-family-complex="'Liberation Serif'"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4.00pt" fo:font-weight="normal" fo:font-family="'Liberation Serif'" style:font-family-asian="'Liberation Serif'" style:font-family-complex="'Liberation Serif'"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4.00pt" fo:font-weight="normal" fo:font-family="'Liberation Serif'" style:font-family-asian="'Liberation Serif'" style:font-family-complex="'Liberation Serif'"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4.00pt" fo:font-weight="normal" fo:font-family="'Liberation Serif'" style:font-family-asian="'Liberation Serif'" style:font-family-complex="'Liberation Serif'" fo:background-color="transparent" style:use-window-font-color="true"/>
    </style:style>
    <style:style style:name="T20" style:family="text">
      <style:text-properties fo:font-size="14.00pt" fo:font-weight="normal" fo:font-family="Calibri" style:font-family-asian="Calibri" style:font-family-complex="Calibri" fo:background-color="transparent" style:use-window-font-color="true"/>
    </style:style>
    <style:style style:name="T21" style:family="text">
      <style:text-properties fo:font-size="14.00pt" fo:font-weight="normal" fo:font-family="'Liberation Serif'" style:font-family-asian="'Liberation Serif'" style:font-family-complex="'Liberation Serif'" fo:background-color="transparent" style:use-window-font-color="true"/>
    </style:style>
    <style:style style:name="T22" style:family="text">
      <style:text-properties fo:font-size="14.00pt" fo:font-weight="normal" fo:font-family="Calibri" style:font-family-asian="Calibri" style:font-family-complex="Calibri" fo:background-color="transparent" style:use-window-font-color="true"/>
    </style:style>
    <style:style style:name="T23" style:family="text">
      <style:text-properties fo:font-size="14.00pt" fo:font-weight="normal" fo:font-family="'Liberation Serif'" style:font-family-asian="'Liberation Serif'" style:font-family-complex="'Liberation Serif'" fo:background-color="transparent" style:use-window-font-color="true"/>
    </style:style>
    <style:style style:name="T24" style:family="text">
      <style:text-properties fo:font-size="14.00pt" fo:font-weight="normal" fo:font-family="'Liberation Serif'" style:font-family-asian="'Liberation Serif'" style:font-family-complex="'Liberation Serif'" fo:background-color="transparent" style:use-window-font-color="true"/>
    </style:style>
    <style:style style:name="T25" style:family="text">
      <style:text-properties fo:font-size="14.00pt" fo:font-weight="normal" fo:font-family="Calibri" style:font-family-asian="Calibri" style:font-family-complex="Calibri" fo:background-color="transparent" style:use-window-font-color="true"/>
    </style:style>
    <style:style style:name="T26" style:family="text">
      <style:text-properties fo:font-size="14.00pt" fo:font-weight="normal" fo:font-family="'Liberation Serif'" style:font-family-asian="'Liberation Serif'" style:font-family-complex="'Liberation Serif'"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4.00pt" fo:font-weight="normal" fo:font-family="'Liberation Serif'" style:font-family-asian="'Liberation Serif'" style:font-family-complex="'Liberation Serif'"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4.00pt" fo:font-weight="normal" fo:font-family="'Liberation Serif'" style:font-family-asian="'Liberation Serif'" style:font-family-complex="'Liberation Serif'"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4.00pt" fo:font-weight="normal" fo:font-family="'Liberation Serif'" style:font-family-asian="'Liberation Serif'" style:font-family-complex="'Liberation Serif'" fo:background-color="transparent" style:use-window-font-color="true"/>
    </style:style>
    <style:style style:name="T33" style:family="text">
      <style:text-properties fo:font-size="14.00pt" fo:font-weight="normal" fo:font-family="Calibri" style:font-family-asian="Calibri" style:font-family-complex="Calibri" fo:background-color="transparent" style:use-window-font-color="true"/>
    </style:style>
    <style:style style:name="T34" style:family="text">
      <style:text-properties fo:font-size="14.00pt" fo:font-weight="normal" fo:font-family="'Liberation Serif'" style:font-family-asian="'Liberation Serif'" style:font-family-complex="'Liberation Serif'" fo:background-color="transparent" style:use-window-font-color="true"/>
    </style:style>
    <style:style style:name="T35" style:family="text">
      <style:text-properties fo:font-size="14.00pt" fo:font-weight="normal" fo:font-family="Calibri" style:font-family-asian="Calibri" style:font-family-complex="Calibri" fo:background-color="transparent" style:use-window-font-color="true"/>
    </style:style>
    <style:style style:name="T36" style:family="text">
      <style:text-properties fo:font-size="14.00pt" fo:font-weight="normal" fo:font-family="'Liberation Serif'" style:font-family-asian="'Liberation Serif'" style:font-family-complex="'Liberation Serif'" fo:background-color="transparent" style:use-window-font-color="true"/>
    </style:style>
    <style:style style:name="T37" style:family="text">
      <style:text-properties fo:font-size="14.00pt" fo:font-weight="normal" fo:font-family="Calibri" style:font-family-asian="Calibri" style:font-family-complex="Calibri" fo:background-color="transparent" style:use-window-font-color="true"/>
    </style:style>
    <style:style style:name="T38" style:family="text">
      <style:text-properties fo:font-size="14.00pt" fo:font-weight="normal" fo:font-family="'Liberation Serif'" style:font-family-asian="'Liberation Serif'" style:font-family-complex="'Liberation Serif'"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4.00pt" fo:font-weight="normal" fo:font-family="'Liberation Serif'" style:font-family-asian="'Liberation Serif'" style:font-family-complex="'Liberation Serif'"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4.00pt" fo:font-weight="normal" fo:font-family="'Liberation Serif'" style:font-family-asian="'Liberation Serif'" style:font-family-complex="'Liberation Serif'" fo:background-color="transparent" style:use-window-font-color="true"/>
    </style:style>
    <style:style style:name="T43" style:family="text">
      <style:text-properties fo:font-size="14.00pt" fo:font-weight="normal" fo:font-family="Calibri" style:font-family-asian="Calibri" style:font-family-complex="Calibri" fo:background-color="transparent" style:use-window-font-color="true"/>
    </style:style>
    <style:style style:name="T44" style:family="text">
      <style:text-properties fo:font-size="14.00pt" fo:font-weight="normal" fo:font-family="'Liberation Serif'" style:font-family-asian="'Liberation Serif'" style:font-family-complex="'Liberation Serif'"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4.00pt" fo:font-weight="normal" fo:font-family="'Liberation Serif'" style:font-family-asian="'Liberation Serif'" style:font-family-complex="'Liberation Serif'"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4.00pt" fo:font-weight="normal" fo:font-family="'Liberation Serif'" style:font-family-asian="'Liberation Serif'" style:font-family-complex="'Liberation Serif'"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style:style>
    <style:style style:name="P3" style:family="paragraph">
      <style:paragraph-properties fo:line-height="100.00%" fo:text-align="left"/>
    </style:style>
    <style:style style:name="P4" style:family="paragraph">
      <style:paragraph-properties fo:line-height="100.00%" fo:text-align="left"/>
    </style:style>
  </office:automatic-styles>
  <office:body>
    <office:text>
      <text:p text:style-name="P1"><text:span text:style-name="T1">GM</text:span></text:p>
      <text:p text:style-name="P1"><text:span text:style-name="T1">1) Ein permanenterregter GM wird an einer Batterie gestartet. Die Batterie kann als Spannungsquelle mit Innenwiderstand angenähert werden.</text:span></text:p>
      <text:p text:style-name="P1"><text:span text:style-name="T1">Folgende Motordaten sind gegeben : </text:span></text:p>
      <text:p text:style-name="P1"><text:span text:style-name="T1">Ua=12V<text:s text:c="5"/>Ra=0,2 Ohm<text:s text:c="6"/>Ian=10A<text:s text:c="8"/>n=3500min-1<text:s text:c="8"/>Ubk vernachlässigbar</text:span></text:p>
      <text:p text:style-name="P1"><text:span text:style-name="T1">Batteriedaten: Leerlaufspannung Ubg= 14,4V</text:span></text:p>
      <text:p text:style-name="P1"><text:span text:style-name="T1"><text:s text:c="24"/>Kurzschlussstrom Ik=120A</text:span></text:p>
      <text:p text:style-name="P1"><text:span text:style-name="T2"/></text:p>
      <text:p text:style-name="P1"><text:span text:style-name="T3">Der Motor soll mit Vorwiderstand Rv betriebn werden, der den Anlassstrom auf Imax=3Ian begrenzt.</text:span></text:p>
      <text:p text:style-name="P1"><text:span text:style-name="T4"/></text:p>
      <text:p text:style-name="P1"><text:span text:style-name="T5">a) Wie groß muss der Widerstand Rv sein?</text:span></text:p>
      <text:p text:style-name="P1"><text:span text:style-name="T6"/></text:p>
      <text:p text:style-name="P1"><text:span text:style-name="T7">Der Motor hat nun seine Betriebsdrehzahl erreicht.</text:span></text:p>
      <text:p text:style-name="P1"><text:span text:style-name="T8"/></text:p>
      <text:p text:style-name="P1"><text:span text:style-name="T9">b) Welche Drehzahl ergibt sich mit Batterie und Vorwiderstand bei Belastung mit Nennmoment?</text:span></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1">ASM</text:span></text:p>
      <text:p text:style-name="P1"><text:span text:style-name="T11">2) Eine im Dreieck geschaltete ASM entnimmt dem 400V-Netz einen Strom von In=620A. Bei einer Drehzahl von n=1485min-1 nimmt sie eine Blindleistung von Qn=219 kVAR auf. De Ständerwiderstand beträgt R1=30mOhm pro Strang. Zu berücksichtigen sind Eisenverluste von P(Fe)= 3kW.</text:span></text:p>
      <text:p text:style-name="P1"><text:span text:style-name="T12"/></text:p>
      <text:p text:style-name="P1"><text:span text:style-name="T13">a) Wie groß sind bei Nennbetrieb die Stromwärmeverluste im Läufer?</text:span></text:p>
      <text:p text:style-name="P1"><text:span text:style-name="T14"/></text:p>
      <text:p text:style-name="P1"><text:span text:style-name="T15">b)Wie groß ist dabei das elektrische Drehmoment?</text:span></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7">Synchron-Generator</text:span></text:p>
      <text:p text:style-name="P1"><text:span text:style-name="T17">3) Ein zwölfpoliger (2p'=12) im Dreieck geschalteter Generator weißt folgende Daten auf :</text:span></text:p>
      <text:p text:style-name="P1"><text:span text:style-name="T17">Un=3,5kV (verkettet)<text:s text:c="3"/>Sn=12MVA<text:s text:c="4"/>f(n)=50Hz<text:s text:c="4"/>x(d)=1,6p.u.<text:s text:c="3"/>R1 vernachlässigbar</text:span></text:p>
      <text:p text:style-name="P1"><text:span text:style-name="T18"/></text:p>
      <text:p text:style-name="P1"><text:span text:style-name="T19">Die Maschine arbeitet zunächst it 80% vom Nennstrom und cos phi =1</text:span></text:p>
      <text:p text:style-name="P1"><text:span text:style-name="T19">a) Wie groß ist die an das Netz abgegebene Wirkleistung?</text:span></text:p>
      <text:p text:style-name="P1"><text:span text:style-name="T19">b) Zeichnen sie das einsträngige ESB der SM im EZS!</text:span></text:p>
      <text:p text:style-name="P1"><text:span text:style-name="T19">c) Bestimmen sie die Strangspng. U1 !</text:span></text:p>
      <text:p text:style-name="P1"><text:span text:style-name="T19">d) Bestimmen sie den komplexen Strangstrom I1!</text:span></text:p>
      <text:p text:style-name="P1"><text:span text:style-name="T19">e) Überprüfen bzw. zeigen sie, dass die von ihnen ermittelte Stranggrößen zur vorgegebenen Scheinleistung passen!</text:span></text:p>
      <text:p text:style-name="P1"><text:span text:style-name="T19">f) Ermitteln sie den Wert der Reaktanz x1 in Ohm!</text:span></text:p>
      <text:p text:style-name="P2"><text:span text:style-name="T19">g) Berechnen sie die zugehörigen komplexen Spannungen (U1, Up, U1/xd) + komplexe Ströme (I1,I1/jxa, (Up, jxa).</text:span></text:p>
      <text:p text:style-name="P2"><text:span text:style-name="T19">h) Zeigerdiagramm für Betriebspunkt<text:s text:c="2"/></text:span><text:span text:style-name="T20">Л</text:span><text:span text:style-name="T21">1=100A/cm<text:s text:c="3"/></text:span><text:span text:style-name="T22">Л</text:span><text:span text:style-name="T23">u</text:span><text:span text:style-name="T24">=1kV/cm</text:span></text:p>
      <text:p text:style-name="P2"><text:span text:style-name="T24">i) Wie groß ist der Polradwinkel<text:s/></text:span><text:span text:style-name="T25">β</text:span><text:span text:style-name="T26">?</text:span></text:p>
      <text:p text:style-name="P2"><text:span text:style-name="T27"/></text:p>
      <text:p text:style-name="P2"><text:span text:style-name="T28">Die Erregung der Maschinen wird nun solange erhöht, bis Nennstrom fließt.</text:span></text:p>
      <text:p text:style-name="P2"><text:span text:style-name="T28">j) Welcher Phasenwinkel cos phi(ü) stellt sich jetzt ein?</text:span></text:p>
      <text:p text:style-name="P2"><text:span text:style-name="T28">k) Wie groß ist für diesen BP der Kippmoment Mk?</text:span></text:p>
      <text:p text:style-name="P2"><text:span text:style-name="T29"/></text:p>
      <text:p text:style-name="P2"><text:span text:style-name="T29"/></text:p>
      <text:p text:style-name="P2"><text:span text:style-name="T29"/></text:p>
      <text:p text:style-name="P2"><text:span text:style-name="T29"/></text:p>
      <text:p text:style-name="P2"><text:span text:style-name="T29"/></text:p>
      <text:p text:style-name="P2"><text:span text:style-name="T29"/></text:p>
      <text:p text:style-name="P2"><text:span text:style-name="T29"/></text:p>
      <text:p text:style-name="P2"><text:span text:style-name="T29"/></text:p>
      <text:p text:style-name="P2"><text:span text:style-name="T29"/></text:p>
      <text:p text:style-name="P2"><text:span text:style-name="T29"/></text:p>
      <text:p text:style-name="P2"><text:span text:style-name="T29"/></text:p>
      <text:p text:style-name="P2"><text:span text:style-name="T29"/></text:p>
      <text:p text:style-name="P2"><text:span text:style-name="T29"/></text:p>
      <text:p text:style-name="P2"><text:span text:style-name="T29"/></text:p>
      <text:p text:style-name="P2"><text:span text:style-name="T29"/></text:p>
      <text:p text:style-name="P2"><text:span text:style-name="T29"/></text:p>
      <text:p text:style-name="P2"><text:span text:style-name="T29"/></text:p>
      <text:p text:style-name="P2"><text:span text:style-name="T29"/></text:p>
      <text:p text:style-name="P2"><text:span text:style-name="T29"/></text:p>
      <text:p text:style-name="P2"><text:span text:style-name="T29"/></text:p>
      <text:p text:style-name="P2"><text:span text:style-name="T29"/></text:p>
      <text:p text:style-name="P2"><text:span text:style-name="T29"/></text:p>
      <text:p text:style-name="P2"><text:span text:style-name="T29"/></text:p>
      <text:p text:style-name="P2"><text:span text:style-name="T29"/></text:p>
      <text:p text:style-name="P3"><text:span text:style-name="T30">Drehstromleitung</text:span></text:p>
      <text:p text:style-name="P3"><text:span text:style-name="T30">4) Eine Drehstromleitung hat folgende Daten: L'=o,85mH/km c'=15nanoF/km</text:span></text:p>
      <text:p text:style-name="P3"><text:span text:style-name="T30"><text:s text:c="4"/>Umax=445kV U1=380 kV<text:s text:c="4"/>l=400km<text:s text:c="2"/>f=50Hz Leitung verlustfrei</text:span></text:p>
      <text:p text:style-name="P3"><text:span text:style-name="T31"/></text:p>
      <text:p text:style-name="P4"><text:span text:style-name="T32">a) Zeichnen sie ein<text:s/></text:span><text:span text:style-name="T33">π</text:span><text:span text:style-name="T34">-ESB und benennen sie die Elemente! </text:span></text:p>
      <text:p text:style-name="P4"><text:span text:style-name="T34">b) Berechnen sie den Wellenwiderstand Zw und die Winkelkonstante<text:s/></text:span><text:span text:style-name="T35">β</text:span><text:span text:style-name="T36">.</text:span></text:p>
      <text:p text:style-name="P4"><text:span text:style-name="T36">c) Ermitteln sie die Werte für Längsreaktanz xs und Querreaktanz Bp des<text:s text:c="2"/></text:span><text:span text:style-name="T37">π</text:span><text:span text:style-name="T38">-ESB!</text:span></text:p>
      <text:p text:style-name="P4"><text:span text:style-name="T38">d) Wie groß ist die nat. Leistung bei Drehstromübertragung?</text:span></text:p>
      <text:p text:style-name="P4"><text:span text:style-name="T38">e) Wie hoch darf die Spannung U1 am Leistungsanfang im Leerlauf höchstens sein,<text:s text:c="6"/>damit die zulässige Spannung Umax auf der ganzen Leitung nicht überschritten wird?</text:span></text:p>
      <text:p text:style-name="P4"><text:span text:style-name="T39"/></text:p>
      <text:p text:style-name="P4"><text:span text:style-name="T39"/></text:p>
      <text:p text:style-name="P4"><text:span text:style-name="T39"/></text:p>
      <text:p text:style-name="P4"><text:span text:style-name="T39"/></text:p>
      <text:p text:style-name="P4"><text:span text:style-name="T39"/></text:p>
      <text:p text:style-name="P4"><text:span text:style-name="T39"/></text:p>
      <text:p text:style-name="P4"><text:span text:style-name="T39"/></text:p>
      <text:p text:style-name="P4"><text:span text:style-name="T39"/></text:p>
      <text:p text:style-name="P4"><text:span text:style-name="T39"/></text:p>
      <text:p text:style-name="P4"><text:span text:style-name="T39"/></text:p>
      <text:p text:style-name="P4"><text:span text:style-name="T39"/></text:p>
      <text:p text:style-name="P4"><text:span text:style-name="T39"/></text:p>
      <text:p text:style-name="P4"><text:span text:style-name="T39"/></text:p>
      <text:p text:style-name="P4"><text:span text:style-name="T39"/></text:p>
      <text:p text:style-name="P4"><text:span text:style-name="T39"/></text:p>
      <text:p text:style-name="P4"><text:span text:style-name="T39"/></text:p>
      <text:p text:style-name="P4"><text:span text:style-name="T39"/></text:p>
      <text:p text:style-name="P4"><text:span text:style-name="T39"/></text:p>
      <text:p text:style-name="P4"><text:span text:style-name="T39"/></text:p>
      <text:p text:style-name="P4"><text:span text:style-name="T39"/></text:p>
      <text:p text:style-name="P4"><text:span text:style-name="T39"/></text:p>
      <text:p text:style-name="P4"><text:span text:style-name="T39"/></text:p>
      <text:p text:style-name="P4"><text:span text:style-name="T39"/></text:p>
      <text:p text:style-name="P4"><text:span text:style-name="T39"/></text:p>
      <text:p text:style-name="P4"><text:span text:style-name="T39"/></text:p>
      <text:p text:style-name="P4"><text:span text:style-name="T39"/></text:p>
      <text:p text:style-name="P4"><text:span text:style-name="T39"/></text:p>
      <text:p text:style-name="P4"><text:span text:style-name="T39"/></text:p>
      <text:p text:style-name="P4"><text:span text:style-name="T39"/></text:p>
      <text:p text:style-name="P4"><text:span text:style-name="T39"/></text:p>
      <text:p text:style-name="P4"><text:span text:style-name="T39"/></text:p>
      <text:p text:style-name="P4"><text:span text:style-name="T39"/></text:p>
      <text:p text:style-name="P4"><text:span text:style-name="T39"/></text:p>
      <text:p text:style-name="P4"><text:span text:style-name="T39"/></text:p>
      <text:p text:style-name="P4"><text:span text:style-name="T39"/></text:p>
      <text:p text:style-name="P4"><text:span text:style-name="T40">Trafo</text:span></text:p>
      <text:p text:style-name="P4"><text:span text:style-name="T40">5) Ein dreiphasiger Trafo in Schaltung Dy5 wird im Labor untersucht. Auf dem Typenschild stehen folgende Daten:</text:span></text:p>
      <text:p text:style-name="P4"><text:span text:style-name="T40"><text:s/>U1n=10,5kV U2n=400kV Sn=1600kVA f=50Hz</text:span></text:p>
      <text:p text:style-name="P4"><text:span text:style-name="T40">Im folgendem dürfen typische, sinnvolle Vereinfachungen angewandt werden.</text:span></text:p>
      <text:p text:style-name="P4"><text:span text:style-name="T40">a)Zeichnen sie ein T-ESB für Trafo mit allen Bauelementen auf der Primärseite und einem idealen Überträger auf der Sekundärseite.</text:span></text:p>
      <text:p text:style-name="P4"><text:span text:style-name="T40">b) Berechnen sie den Netzstrom, der auf der Primärseite bei Nennscheinleistung fließt.</text:span></text:p>
      <text:p text:style-name="P4"><text:span text:style-name="T40">c)Berechnen sie den zugeführten Strangstrom der Trafos auf der Primärseite bei Nennscheinleistung.</text:span></text:p>
      <text:p text:style-name="P4"><text:span text:style-name="T41"/></text:p>
      <text:p text:style-name="P4"><text:span text:style-name="T42">Bei einem LV mit einer Primärspannung von U1=10,5kV betragt<text:s text:c="2"/>die Ausgangsspannung U20=403,85V. Es fließt über die Netzzuleitung der Leerlaufstrom I0=0,816A, die Leistungsaufnahme beträgt P0=2,05kW.</text:span></text:p>
      <text:p text:style-name="P4"><text:span text:style-name="T42">d) Berechnen sie das Übersetzungsverhältnis ü!</text:span></text:p>
      <text:p text:style-name="P4"><text:span text:style-name="T42">e) Bestimmen sie die Werte für Rfe und X</text:span><text:span text:style-name="T43">μ</text:span><text:span text:style-name="T44">!</text:span></text:p>
      <text:p text:style-name="P4"><text:span text:style-name="T45"/></text:p>
      <text:p text:style-name="P4"><text:span text:style-name="T46">Mit einer Gleichstrommessung auf der Primärseite erhält der LaborIng. zwischen zwei Anschlüssen der Dreieckschaltung einen Widerstand von 167mOhm. Auf der Sekundärseite misst er in einem Strang( Leiter gegen Sternpunkt) eienn Widerstand von R2=0,375mOhm.</text:span></text:p>
      <text:p text:style-name="P4"><text:span text:style-name="T46">f)Bestimmen sie für das ESB R1!</text:span></text:p>
      <text:p text:style-name="P4"><text:span text:style-name="T46">g) Bestimmen sie für das ESB R2' ! Ü soll stimmen, R2 aber vom Leiter gegen Sternpunkt gemessen werden .</text:span></text:p>
      <text:p text:style-name="P4"><text:span text:style-name="T46">h) Berechnen sie die mit diesem Widerstandswerten zu erwartende Durchlassverlust</text:span></text:p>
      <text:p text:style-name="P4"><text:span text:style-name="T46"><text:s/>des Trafos bei Nennstrom.</text:span></text:p>
      <text:p text:style-name="P4"><text:span text:style-name="T47"/></text:p>
      <text:p text:style-name="P4"><text:span text:style-name="T48">Bei einem Kurzschlussversuch fließt bei U1k(verkettet)=630V Nennstrom auf der Sekundärseite. Es wird Pk=11,95kW gemessen.</text:span></text:p>
      <text:p text:style-name="P4"><text:span text:style-name="T48">i) Berechnen sie die realen Werte für Rk und xk.</text:span></text:p>
      <text:p text:style-name="P4"><text:span text:style-name="T48">j) Berechnen sie die prozentualen Werte rk und xk.</text:span></text:p>
      <text:p text:style-name="P4"><text:span text:style-name="T48">k) Überprüfen sie Rk durch einen Vergleich R1 und R2' wie stark weichen die Werte voneinander ab?</text:span></text:p>
      <text:p text:style-name="P4"><text:span text:style-name="T49"/></text:p>
      <text:p text:style-name="P4"><text:span text:style-name="T4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